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</style:style>
    <style:style style:name="P2" style:family="paragraph" style:parent-style-name="Standard">
      <style:paragraph-properties fo:margin-top="0.101cm" fo:margin-bottom="0.101cm" loext:contextual-spacing="false"/>
      <style:text-properties fo:font-weight="bold" style:font-weight-asian="bold"/>
    </style:style>
    <style:style style:name="P3" style:family="paragraph" style:parent-style-name="Standard">
      <style:paragraph-properties fo:margin-left="0.501cm" fo:margin-right="0cm" fo:margin-top="0.101cm" fo:margin-bottom="0.101cm" loext:contextual-spacing="false" fo:text-indent="-0.501cm" style:auto-text-indent="false">
        <style:tab-stops/>
      </style:paragraph-properties>
    </style:style>
    <style:style style:name="P4" style:family="paragraph" style:parent-style-name="Standard" style:master-page-name="MP0">
      <style:paragraph-properties fo:margin-top="0.101cm" fo:margin-bottom="0.101cm" loext:contextual-spacing="false" fo:text-align="center" style:justify-single-word="false" style:page-number="auto" fo:break-before="page"/>
      <style:text-properties style:font-name="Lucida Console" fo:font-size="24pt" style:font-size-asian="24pt" style:font-size-complex="24pt"/>
    </style:style>
    <style:style style:name="P5" style:family="paragraph" style:parent-style-name="Standard" style:list-style-name="L1">
      <style:paragraph-properties fo:margin-top="0.101cm" fo:margin-bottom="0.101cm" loext:contextual-spacing="false"/>
    </style:style>
    <style:style style:name="P6" style:family="paragraph" style:parent-style-name="Standard" style:list-style-name="L2">
      <style:paragraph-properties fo:margin-top="0.101cm" fo:margin-bottom="0.101cm" loext:contextual-spacing="false"/>
    </style:style>
    <style:style style:name="P7" style:family="paragraph" style:parent-style-name="Standard" style:list-style-name="L2">
      <style:paragraph-properties fo:margin-top="0.101cm" fo:margin-bottom="0.101cm" loext:contextual-spacing="false"/>
      <style:text-properties officeooo:rsid="00092344" officeooo:paragraph-rsid="00092344"/>
    </style:style>
    <style:style style:name="P8" style:family="paragraph" style:parent-style-name="Standard">
      <style:paragraph-properties fo:margin-left="0.501cm" fo:margin-right="0cm" fo:margin-top="0.101cm" fo:margin-bottom="0.101cm" loext:contextual-spacing="false" fo:text-indent="-0.501cm" style:auto-text-indent="false">
        <style:tab-stops/>
      </style:paragraph-properties>
    </style:style>
    <style:style style:name="P9" style:family="paragraph" style:parent-style-name="Standard">
      <style:paragraph-properties fo:margin-left="0.501cm" fo:margin-right="0cm" fo:margin-top="0.101cm" fo:margin-bottom="0.101cm" loext:contextual-spacing="false" fo:text-indent="-0.501cm" style:auto-text-indent="false">
        <style:tab-stops/>
      </style:paragraph-properties>
      <style:text-properties officeooo:rsid="00092344" officeooo:paragraph-rsid="00092344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4">Edge Dostępne w Settingu</text:p>
      <text:p text:style-name="P2">Lista usuniętych edgy z podręcznika:</text:p>
      <text:list xml:id="list3905131976" text:style-name="L1">
        <text:list-item>
          <text:p text:style-name="P5">Linguist</text:p>
        </text:list-item>
        <text:list-item>
          <text:p text:style-name="P5">Rock and Roll</text:p>
        </text:list-item>
        <text:list-item>
          <text:p text:style-name="P5">Artificer</text:p>
        </text:list-item>
        <text:list-item>
          <text:p text:style-name="P5">Extra Effort</text:p>
        </text:list-item>
        <text:list-item>
          <text:p text:style-name="P5">Gadgeteer</text:p>
        </text:list-item>
        <text:list-item>
          <text:p text:style-name="P5">Holy/Unholy Warrior</text:p>
        </text:list-item>
        <text:list-item>
          <text:p text:style-name="P5">Mentalist</text:p>
        </text:list-item>
        <text:list-item>
          <text:p text:style-name="P5">Rapid Recharge</text:p>
        </text:list-item>
        <text:list-item>
          <text:p text:style-name="P5">Improved Rapid Recharge</text:p>
        </text:list-item>
        <text:list-item>
          <text:p text:style-name="P5">Wizard</text:p>
        </text:list-item>
      </text:list>
      <text:p text:style-name="P2">Dodatkowe Edge:</text:p>
      <text:list xml:id="list4212741127" text:style-name="L2">
        <text:list-item>
          <text:p text:style-name="P6">Spell Crystalisation</text:p>
        </text:list-item>
        <text:list-item>
          <text:p text:style-name="P6">Familiar</text:p>
        </text:list-item>
        <text:list-item>
          <text:p text:style-name="P6">Mana Siphon</text:p>
        </text:list-item>
        <text:list-item>
          <text:p text:style-name="P6">Specialized Magical Training</text:p>
        </text:list-item>
        <text:list-item>
          <text:p text:style-name="P6">Rapid Sublimation</text:p>
        </text:list-item>
        <text:list-item>
          <text:p text:style-name="P6">Short Rituals</text:p>
        </text:list-item>
        <text:list-item>
          <text:p text:style-name="P6">Combat Ritualist</text:p>
        </text:list-item>
        <text:list-item>
          <text:p text:style-name="P6">Overcharge</text:p>
        </text:list-item>
        <text:list-item>
          <text:p text:style-name="P6">Cursed</text:p>
        </text:list-item>
        <text:list-item>
          <text:p text:style-name="P6">Enchanter</text:p>
        </text:list-item>
        <text:list-item>
          <text:p text:style-name="P6">Weapon Etiquette</text:p>
        </text:list-item>
        <text:list-item>
          <text:p text:style-name="P7">True Sight</text:p>
        </text:list-item>
      </text:list>
      <text:p text:style-name="P1"/>
      <text:p text:style-name="P3"><text:span text:style-name="Default_20_Paragraph_20_Font"><text:span text:style-name="T1">Spell Crystalisation (Seasoned)</text:span></text:span><text:line-break/><text:span text:style-name="Default_20_Paragraph_20_Font"><text:span text:style-name="T1">Wymagania</text:span></text:span>:<text:tab/>Arcane Background (Kryształowy Mag)<text:line-break/><text:span text:style-name="Default_20_Paragraph_20_Font"><text:span text:style-name="T1">Efekt</text:span></text:span>:<text:tab/><text:tab/>Otrzymujesz możliwość tworzenia niedużych kruchych kryształów (mieszczące <text:tab/><text:tab/><text:tab/>się w dłoni), ich skruszenie rzuca znane ci zaklęcie, które musisz rzucić jako część <text:tab/><text:tab/>przygotowania kryształu. Jeśli zaklęcie zostało skruszone w dłoni, <text:tab/><text:tab/><text:tab/><text:tab/>trzymająca je osoba decyduje gdzie ma zostać rzucone, lecz twój rzut określa <text:tab/><text:tab/><text:tab/>skutek i siłę skutku. Jeśli zaklęcie zostanie skruszone poprzez rzucenie kryształem <text:tab/><text:tab/>lub użycie go jako amunicji, odpala się w miejscu skruszenia. Dopóki kryształ nie <text:tab/><text:tab/>zostanie zużyty nie możesz odzyskać wydanej na niego many.</text:p>
      <text:p text:style-name="P3"><text:span text:style-name="Default_20_Paragraph_20_Font"><text:span text:style-name="T1">Familiar (Seasoned)</text:span></text:span><text:line-break/><text:span text:style-name="Default_20_Paragraph_20_Font"><text:span text:style-name="T1">Wymagania</text:span></text:span>:<text:tab/>Arcane Background (Przywoływacz)<text:line-break/><text:span text:style-name="Default_20_Paragraph_20_Font"><text:span text:style-name="T1">Efekt</text:span></text:span>:<text:tab/><text:tab/>Wybierz jedno zaklęcie poziomu Novice lub Seasoned z listy zaklęć <text:tab/><text:tab/><text:tab/><text:tab/>Przywoływacza (nie musisz go znać), możesz je rzucić bez zużywania many, ale <text:tab/><text:tab/><text:tab/>zawsze przywołuje jedną, tą samą istotę</text:p>
      <text:p text:style-name="P3"><text:soft-page-break/><text:span text:style-name="Default_20_Paragraph_20_Font"><text:span text:style-name="T1">Mana Siphon (Seasoned)<text:line-break/>Wymagania</text:span></text:span>:<text:tab/>Arcane Background (Mag Wiatru)<text:line-break/><text:span text:style-name="Default_20_Paragraph_20_Font"><text:span text:style-name="T1">Efekt:<text:tab/><text:tab/></text:span></text:span>Raz dziennie, gdy jakiekolwiek zaklęcie miałoby cię afektować, możesz zamiast <text:tab/><text:tab/><text:tab/>tego pochłonąć je. Wykonaj rzut na spellcasting (z +2 jeśli zaklęcie jest z magii <text:tab/><text:tab/><text:tab/>wiatru), na sukcesie zaklęcie znika, a ty otrzymujesz wydaną na nie manę. Na <text:tab/><text:tab/><text:tab/>przebiciu osoba która je rzuciła otrzymuje stan Vulnerable</text:p>
      <text:p text:style-name="P3"><text:span text:style-name="Default_20_Paragraph_20_Font"><text:span text:style-name="T1">Specialized Magical Training (Seasoned)<text:line-break/>Wymagania:<text:tab/></text:span></text:span>Brak Arcane Background<text:line-break/><text:span text:style-name="Default_20_Paragraph_20_Font"><text:span text:style-name="T1">Efekt</text:span></text:span>:<text:tab/><text:tab/>Wybierz trzy zaklęcia z dowolnych szkół magii, poziomu nie wyższego niż <text:tab/><text:tab/><text:tab/>Seasoned. Otrzymujesz 10 punktów many i regenerujesz całą swoją manę na <text:tab/><text:tab/><text:tab/>krótkim odpoczynku (1h). Nie możesz uczyć się nowych zaklęć ani zwiększać <text:tab/><text:tab/><text:tab/>swojej maksymalnej ilości many za pomocą edge’y. W zamian otrzymujesz bonus <text:tab/><text:tab/>+3 do rzucania wybranych zaklęć</text:p>
      <text:p text:style-name="P3"><text:span text:style-name="Default_20_Paragraph_20_Font"><text:span text:style-name="T1">Rapid Sublimation (Seasoned)<text:line-break/>Wymagania:<text:tab/></text:span></text:span>Arcane Background (Alchemik)<text:line-break/><text:span text:style-name="Default_20_Paragraph_20_Font"><text:span text:style-name="T1">Efekt</text:span></text:span>:<text:tab/><text:tab/>Twoje eliksiry rzucone mają małe AoE (3 pola) i afektują wszystkie osoby <text:tab/><text:tab/><text:tab/>wewnątrz AoE</text:p>
      <text:p text:style-name="P3"><text:span text:style-name="Default_20_Paragraph_20_Font"><text:span text:style-name="T1">Short Rituals (Seasoned)<text:line-break/>Wymagania:<text:tab/></text:span></text:span>Arcane Background (Rytualista)<text:span text:style-name="Default_20_Paragraph_20_Font"><text:span text:style-name="T1"><text:line-break/>Efekt:<text:tab/><text:tab/></text:span></text:span>Rytuały zajmują ci tylko 15 minut zamiast godziny</text:p>
      <text:p text:style-name="P3"><text:span text:style-name="Default_20_Paragraph_20_Font"><text:span text:style-name="T1">Combat Ritualist (Heroic)<text:line-break/>Wymagania:</text:span></text:span><text:tab/>Short Rituals<text:line-break/><text:span text:style-name="Default_20_Paragraph_20_Font"><text:span text:style-name="T1">Efekt</text:span></text:span>:<text:tab/><text:tab/>Możesz wykonywać rytuały w walce. Wykonaj rzut na Agility. Sukces wykonuje <text:tab/><text:tab/>rytuał w 3 tury, przebicie w turę</text:p>
      <text:p text:style-name="P3"><text:span text:style-name="Default_20_Paragraph_20_Font"><text:span text:style-name="T1">Overcharge (Seasoned)</text:span></text:span><text:line-break/><text:span text:style-name="Default_20_Paragraph_20_Font"><text:span text:style-name="T1">Wymagania</text:span></text:span>:<text:tab/>Arcane Background używający Many<text:line-break/><text:span text:style-name="Default_20_Paragraph_20_Font"><text:span text:style-name="T1">Efekt</text:span></text:span>:<text:tab/><text:tab/>Przed rzuceniem zaklęcia możesz zadeklarować, iż zamierzasz je przeładować. <text:tab/><text:tab/><text:tab/>Rzucasz to samo zaklęcie na ten sam cel tyle razy, ile pozwala ci mana, wydając <text:tab/><text:tab/><text:tab/>na to całą swoją manę. Efekty sumują się jakby było to jedno zaklęcie. Po <text:tab/><text:tab/><text:tab/>wykorzystaniu tej opcji otrzymujesz trzy poziomy wyczerpania</text:p>
      <text:p text:style-name="P3"><text:span text:style-name="Default_20_Paragraph_20_Font"><text:span text:style-name="T1">Cursed (Novice – Background Edge)</text:span></text:span><text:line-break/><text:span text:style-name="Default_20_Paragraph_20_Font"><text:span text:style-name="T1">Efekt</text:span></text:span>:<text:tab/><text:tab/>Zaczynasz z klątwą poziomu Heroic lub Legendary na sobie</text:p>
      <text:p text:style-name="P3"><text:span text:style-name="Default_20_Paragraph_20_Font"><text:span text:style-name="T1">Enchanter (Seasoned)<text:line-break/>Wymagania</text:span></text:span>:<text:tab/>Smarts D8<text:line-break/><text:span text:style-name="Default_20_Paragraph_20_Font"><text:span text:style-name="T1">Efekt</text:span></text:span>:<text:tab/><text:tab/>Możesz nakładać magiczne ulepszenia na broń i pancerze, koszta wykonania tego <text:tab/><text:tab/>są równe połowie ceny u specjalisty</text:p>
      <text:p text:style-name="P3"><text:span text:style-name="Default_20_Paragraph_20_Font"><text:span text:style-name="T1">Weapon Etiquette (Seasoned)<text:line-break/>Wymagania</text:span></text:span>:<text:tab/>Smarts D8, Fighting or Shooting D6<text:line-break/><text:span text:style-name="Default_20_Paragraph_20_Font"><text:span text:style-name="T1">Efekt</text:span></text:span>:<text:tab/><text:tab/>Możesz ostrzyć lub naprawiać uszkodzoną broń i pancerz jeśli masz przy sobie <text:tab/><text:tab/><text:tab/>narzędzia kowalskie</text:p>
      <text:p text:style-name="P9"><text:span text:style-name="T2">True Sight (Novice – Background Edge)</text:span><text:line-break/><text:span text:style-name="T2">Wymagania</text:span>:<text:tab/>Spirit D6<text:line-break/><text:span text:style-name="T2">Efekt</text:span>:<text:tab/><text:tab/>Widzisz niewidzialnych, duchy, bogów, wszelkie istoty które nie należą do tego <text:tab/><text:tab/><text:tab/>świata. Możesz wchodzić z nimi w interakcje nawet gdy próbują się ukryć. Tak <text:tab/><text:tab/><text:tab/>jak one nie mogą ukryć się przed tobą, ty także nie możesz ukryć się przed nim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creation-date>2020-01-16T15:29:00Z</meta:creation-date>
    <dc:date>2020-01-18T00:34:44.949000000</dc:date>
    <meta:editing-cycles>7</meta:editing-cycles>
    <meta:editing-duration>PT51M40S</meta:editing-duration>
    <meta:document-statistic meta:table-count="0" meta:image-count="0" meta:object-count="0" meta:page-count="2" meta:paragraph-count="37" meta:word-count="528" meta:character-count="3652" meta:non-whitespace-character-count="3101"/>
    <meta:template xlink:type="simple" xlink:actuate="onRequest" xlink:title="" xlink:href="Normal.dotm"/>
  </office:meta>
</office:document-meta>
</file>